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2999" officeooo:paragraph-rsid="00182999"/>
    </style:style>
    <style:style style:name="P2" style:family="paragraph" style:parent-style-name="Standard">
      <style:text-properties fo:font-weight="bold" officeooo:rsid="00182999" officeooo:paragraph-rsid="00182999" style:font-weight-asian="bold" style:font-weight-complex="bold"/>
    </style:style>
    <style:style style:name="P3" style:family="paragraph" style:parent-style-name="Standard">
      <style:text-properties fo:font-weight="bold" officeooo:rsid="0018f47c" officeooo:paragraph-rsid="0018f47c" style:font-weight-asian="bold" style:font-weight-complex="bold"/>
    </style:style>
    <style:style style:name="P4" style:family="paragraph" style:parent-style-name="Standard">
      <style:text-properties fo:font-weight="normal" officeooo:rsid="00182999" officeooo:paragraph-rsid="00182999" style:font-weight-asian="normal" style:font-weight-complex="normal"/>
    </style:style>
    <style:style style:name="P5" style:family="paragraph" style:parent-style-name="Standard">
      <style:paragraph-properties fo:break-before="page"/>
      <style:text-properties fo:font-weight="normal" officeooo:rsid="00182999" officeooo:paragraph-rsid="00182999" style:font-weight-asian="normal" style:font-weight-complex="normal"/>
    </style:style>
    <style:style style:name="P6" style:family="paragraph" style:parent-style-name="Standard">
      <style:text-properties fo:font-style="italic" style:text-underline-style="solid" style:text-underline-width="auto" style:text-underline-color="font-color" fo:font-weight="bold" officeooo:rsid="00182999" officeooo:paragraph-rsid="00182999" style:font-style-asian="italic" style:font-weight-asian="bold" style:font-style-complex="italic"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3 Elabora un informe explicando las diferencias de los conceptos de Cloud Computing siguientes: infraestructura como servicio(SaaS), plataforma como servicio(PaaS) y software como servicio(SaaS).</text:p>
      <text:p text:style-name="P1"/>
      <text:p text:style-name="P2">Infraestructura como servicio (IaaS) →</text:p>
      <text:p text:style-name="P1">la infraestructura como servicio (IaaS) es un tipo de servicio de informática en la nube que ofrece recursos esenciales de proceso, almacenamiento y redes a petición que son de pago por uso. IaaS es uno de los cuatro tipos de servicios en la nube, junto con el software como servicio (SaaS), la plataforma como servicio (PaaS) y la tecnología sin servidor.</text:p>
      <text:p text:style-name="P1"/>
      <text:p text:style-name="P1">La migración de la infraestructura de su organización a una solución de IaaS ayuda a reducir el mantenimiento de los centros de datos locales, a ahorrar dinero en los costos de hardware y a obtener información empresarial en tiempo real. Las soluciones de IaaS ofrecen la flexibilidad necesaria para escalar y reducir verticalmente los recursos de TI a petición. También ayudan a aprovisionar rápidamente nuevas aplicaciones y a aumentar la confiabilidad de la infraestructura subyacente.</text:p>
      <text:p text:style-name="P1"/>
      <text:p text:style-name="P1">IaaS permite evitar el costo y la complejidad de comprar y administrar servidores físicos e infraestructura de centro de datos. Cada recurso se ofrece como un componente de servicio aparte, y usted solo paga por el tiempo que necesite un recurso concreto. Un proveedor de servicios informáticos en la nube, como Azure, administra la infraestructura, mientras que usted compra, instala, configura y administra su propio software (sistemas operativos, middleware y aplicaciones).</text:p>
      <text:p text:style-name="P1"/>
      <text:p text:style-name="P1"/>
      <text:p text:style-name="P2">Plataforma como servicio (PaaS) → </text:p>
      <text:p text:style-name="P4">Plataforma como servicio (PaaS) es un entorno de desarrollo e implementación completo en la nube, con recursos que permiten entregar todo, desde aplicaciones sencillas basadas en la nube hasta aplicaciones empresariales sofisticadas habilitadas para la nube. Usted le compra los recursos que necesita a un proveedor de servicios en la nube, a los que accede a través de una conexión segura a Internet, pero solo paga por el uso que hace de ellos.</text:p>
      <text:p text:style-name="P4"/>
      <text:p text:style-name="P4">Al igual que IaaS, PaaS incluye infraestructura (servidores, almacenamiento y redes), pero también incluye middleware, herramientas de desarrollo, servicios de inteligencia empresarial (BI), sistemas de administración de bases de datos, etc. PaaS está diseñado para sustentar el ciclo de vida completo de las aplicaciones web: compilación, pruebas, implementación, administración y actualización.</text:p>
      <text:p text:style-name="P4"/>
      <text:p text:style-name="P4">PaaS permite evitar el gasto y la complejidad que suponen la compra y la administración de licencias de software, la infraestructura de aplicaciones y el middleware subyacentes, los orquestadores de contenedores como Kubernetes, o las herramientas de desarrollo y otros recursos. Usted administra las aplicaciones y los servicios que desarrolla y, normalmente, el proveedor de servicios en la nube administra todo lo demás.</text:p>
      <text:p text:style-name="P4"/>
      <text:p text:style-name="P5"/>
      <text:p text:style-name="P2">Software como servicio (SaaS)→ </text:p>
      <text:p text:style-name="P4">El software como servicio (SaaS) permite a los usuarios conectarse a aplicaciones basadas en la nube a través de Internet y usarlas. Algunos ejemplos comunes son el correo electrónico, los calendarios y las herramientas ofimáticas (como Microsoft Office 365).</text:p>
      <text:p text:style-name="P4"/>
      <text:p text:style-name="P4">SaaS ofrece una solución de software integral que se adquiere de un proveedor de servicios en la nube mediante un modelo de pago por uso. Usted alquila el uso de una aplicación para su organización y los usuarios se conectan a ella a través de Internet, normalmente con un explorador web. Toda la infraestructura subyacente, el middleware, el software y los datos de las aplicaciones se encuentran en el centro de datos del proveedor. El proveedor de servicios administra el hardware y el software y, con el contrato de servicio adecuado, garantizará también la disponibilidad y la seguridad de la aplicación y de sus datos. SaaS permite que una organización se ponga en marcha y pueda ejecutar aplicaciones con un costo inicial mínimo.</text:p>
      <text:p text:style-name="P4"/>
      <text:p text:style-name="P3">Diferencias entre SaaS, Paas e Iaas</text:p>
      <text:p text:style-name="P3"><text:span text:style-name="T1">El nexo común de Isaas, Paas, y SaaS es el tipo de servicio que ofrecen. Todos ellos son servicios en línea, cuyo funcionamiento se da a través de la nube. Además, ofrecen la posibilidad de pagar únicamente en función de los recursos a consumir y del uso que se les vaya a dar. Todos ellos son sistemas escalables, de modo que permiten aumentar la capacidad siempre y cuando sea necesario.</text:span></text:p>
      <text:p text:style-name="P3"><text:span text:style-name="T1"/></text:p>
      <text:p text:style-name="P3"><text:span text:style-name="T1">La principal diferencia entre SaaS, PaaS e Iaas tiene que ver con el mantenimiento y soporte ofrecidos por el proveedor. Mientras que en IaaS es el desarrollador de las aplicaciones el que debe ocuparse de todo, en SaaS, los usuarios ni siquiera tienen acceso al software. Por su parte en PaaS pueden gestionar la plataforma, pero no el servidor.</text:span></text:p>
      <text:p text:style-name="P3"><text:span text:style-name="T1"/></text:p>
      <text:p text:style-name="P3"><text:span text:style-name="T1">Por lo tanto, en función de cuáles sean las necesidades y preferencias concretas de cada empresa deberá optar por un servicio de Cloud Computing u otr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13:30:27.271858429</meta:creation-date>
    <dc:date>2022-10-06T13:43:43.950310460</dc:date>
    <meta:editing-duration>PT13M16S</meta:editing-duration>
    <meta:editing-cycles>2</meta:editing-cycles>
    <meta:generator>LibreOffice/7.3.6.2$Linux_X86_64 LibreOffice_project/30$Build-2</meta:generator>
    <meta:document-statistic meta:table-count="0" meta:image-count="0" meta:object-count="0" meta:page-count="2" meta:paragraph-count="16" meta:word-count="755" meta:character-count="4803" meta:non-whitespace-character-count="4062"/>
  </office:meta>
</office:document-meta>
</file>